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9f2" officeooo:paragraph-rsid="000ad9f2"/>
    </style:style>
    <style:style style:name="P2" style:family="paragraph" style:parent-style-name="Standard">
      <style:text-properties officeooo:rsid="000c40b4" officeooo:paragraph-rsid="000c40b4"/>
    </style:style>
    <style:style style:name="P3" style:family="paragraph" style:parent-style-name="Standard">
      <style:text-properties fo:font-weight="bold" officeooo:rsid="000ad9f2" officeooo:paragraph-rsid="000ad9f2" style:font-weight-asian="bold" style:font-weight-complex="bold"/>
    </style:style>
    <style:style style:name="P4" style:family="paragraph" style:parent-style-name="Standard">
      <style:text-properties fo:font-weight="bold" officeooo:rsid="000e65ff" officeooo:paragraph-rsid="000e65ff" style:font-weight-asian="bold" style:font-weight-complex="bold"/>
    </style:style>
    <style:style style:name="P5" style:family="paragraph" style:parent-style-name="Standard">
      <style:text-properties fo:font-weight="bold" officeooo:rsid="00119150" officeooo:paragraph-rsid="00119150" style:font-weight-asian="bold" style:font-weight-complex="bold"/>
    </style:style>
    <style:style style:name="P6" style:family="paragraph" style:parent-style-name="Standard">
      <style:text-properties fo:font-weight="bold" officeooo:rsid="0012fa5c" officeooo:paragraph-rsid="0012fa5c" style:font-weight-asian="bold" style:font-weight-complex="bold"/>
    </style:style>
    <style:style style:name="P7" style:family="paragraph" style:parent-style-name="Standard">
      <style:text-properties officeooo:rsid="000c8387" officeooo:paragraph-rsid="000c8387"/>
    </style:style>
    <style:style style:name="P8" style:family="paragraph" style:parent-style-name="Standard">
      <style:text-properties officeooo:rsid="000c8387" officeooo:paragraph-rsid="000e65ff"/>
    </style:style>
    <style:style style:name="P9" style:family="paragraph" style:parent-style-name="Standard">
      <style:text-properties officeooo:rsid="000c8387" officeooo:paragraph-rsid="00119150"/>
    </style:style>
    <style:style style:name="P10" style:family="paragraph" style:parent-style-name="Standard">
      <style:text-properties officeooo:rsid="000e65ff" officeooo:paragraph-rsid="000e65ff"/>
    </style:style>
    <style:style style:name="P11" style:family="paragraph" style:parent-style-name="Standard">
      <style:text-properties officeooo:rsid="000e65ff" officeooo:paragraph-rsid="0010195a"/>
    </style:style>
    <style:style style:name="P12" style:family="paragraph" style:parent-style-name="Standard">
      <style:text-properties officeooo:rsid="00119150" officeooo:paragraph-rsid="00119150"/>
    </style:style>
    <style:style style:name="P13" style:family="paragraph" style:parent-style-name="Standard">
      <style:text-properties officeooo:rsid="0012fa5c" officeooo:paragraph-rsid="0012fa5c"/>
    </style:style>
    <style:style style:name="T1" style:family="text">
      <style:text-properties officeooo:rsid="000ad9f2"/>
    </style:style>
    <style:style style:name="T2" style:family="text">
      <style:text-properties officeooo:rsid="000c40b4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0c838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8387" style:font-weight-asian="bold" style:font-weight-complex="bold"/>
    </style:style>
    <style:style style:name="T8" style:family="text">
      <style:text-properties officeooo:rsid="000c8387"/>
    </style:style>
    <style:style style:name="T9" style:family="text">
      <style:text-properties officeooo:rsid="000e65ff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e65ff"/>
    </style:style>
    <style:style style:name="T12" style:family="text">
      <style:text-properties style:text-position="sub 58%" officeooo:rsid="0010195a"/>
    </style:style>
    <style:style style:name="T13" style:family="text">
      <style:text-properties style:text-position="super 58%" officeooo:rsid="000e65ff"/>
    </style:style>
    <style:style style:name="T14" style:family="text">
      <style:text-properties style:text-position="super 58%" officeooo:rsid="0010195a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01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 лекци<text:span text:style-name="T1">я</text:span></text:p>
      <text:p text:style-name="P1">4 лабы</text:p>
      <text:p text:style-name="P1">Ргр 1 семестр</text:p>
      <text:p text:style-name="P1"/>
      <text:p text:style-name="P1"/>
      <text:p text:style-name="P3">Свойства современных ВС:</text:p>
      <text:p text:style-name="P1"><text:tab/>мультиархитектура вычислительных узлов</text:p>
      <text:p text:style-name="P1"><text:tab/>иерархия коммуникационной среды</text:p>
      <text:p text:style-name="P1"><text:tab/>крупный масштаб (большемасштабность): <text:span text:style-name="T2">множество узлов (миллионы), с распределенной памятью и объединенные коммутацией</text:span></text:p>
      <text:p text:style-name="P1"/>
      <text:p text:style-name="P1">Топ <text:span text:style-name="T2">ВС</text:span> на момент 2022 — fronte.</text:p>
      <text:p text:style-name="P1"/>
      <text:p text:style-name="P2"><text:span text:style-name="T6">Мультипрограммные режимы раб</text:span><text:span text:style-name="T7">о</text:span><text:span text:style-name="T6">ты ВС:</text:span> </text:p>
      <text:p text:style-name="P2"><text:tab/><text:span text:style-name="T6">обслуживание потока задач</text:span> (формирование оптимальных подсистем элементарных машин для параллельных задач. Современный подход. Заранее не надо знать о нужных ресурсах).</text:p>
      <text:p text:style-name="P2"><text:tab/><text:span text:style-name="T4">обработка набора задач</text:span><text:span text:style-name="T3"> (построение расписаний решения параллельных зад</text:span><text:span text:style-name="T5">а</text:span><text:span text:style-name="T3">ч — task scheduling. Нужно знать кол-во элементарных машин и время для работы программы. Появилось тенденция использования задач с фикс/.не фикс. </text:span><text:span text:style-name="T5">п</text:span><text:span text:style-name="T3">араметрами. </text:span><text:span text:style-name="T5">Актуальным является не фиксированный набор задач, так как сокращается суммарное время решения задач, восстановление вычислительного процесса на ВС рангом ниже</text:span><text:span text:style-name="T3">).</text:span></text:p>
      <text:p text:style-name="P2"/>
      <text:p text:style-name="P7">Чтобы после отказа ВС сохранить данные, можно использовать механизм контрольных точек. После отказа подгружается файл с сохраненными данными на момент отказа.</text:p>
      <text:p text:style-name="P7"/>
      <text:p text:style-name="P7">При решении задач с нефиксированными параметрами нужно определить:</text:p>
      <text:p text:style-name="P7"><text:tab/>набор из m задач с фикс рангами r и временем t решения</text:p>
      <text:p text:style-name="P7"><text:tab/>построить расписание решения на ВС из n элементарных задач набора — определить для каждой задачи подсистему ЭМ и момент запуска параллельных ветвей на ней.</text:p>
      <text:p text:style-name="P12">Расписание как популяция. Скрещивая популяции получаем новые. Более лучшая популяция скрещивается, худшая отсеивается (сортируется), проверяем на мутации и т.д. В итоге остается минимальное время выполнения набора задач (особь с экстремальным геном). Экономим 45%, поскольку больше вариантов запуска (кол-во ядер).</text:p>
      <text:p text:style-name="P12">Генетические алгоритмы хорошо распараллеливаются.</text:p>
      <text:p text:style-name="P12"/>
      <text:p text:style-name="P9"><text:span text:style-name="T9"><text:tab/>p</text:span><text:span text:style-name="T11">i</text:span><text:span text:style-name="T9"> = (p</text:span><text:span text:style-name="T11">i</text:span><text:span text:style-name="T13">1</text:span><text:span text:style-name="T9">, p</text:span><text:span text:style-name="T11">i</text:span><text:span text:style-name="T13">2</text:span><text:span text:style-name="T9">...p</text:span><text:span text:style-name="T11">i</text:span><text:span text:style-name="T13">q</text:span><text:span text:style-name="T9">).</text:span></text:p>
      <text:p text:style-name="P9"/>
      <text:p text:style-name="P5">Виды ген. алгоритмов:</text:p>
      <text:p text:style-name="P12"><text:tab/>на основе метода мультистарта</text:p>
      <text:p text:style-name="P12"><text:tab/>декомпозиция набора задач<text:tab/><text:span text:style-name="T8"><text:tab/></text:span></text:p>
      <text:p text:style-name="P8"/>
      <text:p text:style-name="P4">Чтобы построить расписание:</text:p>
      <text:p text:style-name="P10"><text:tab/>S = (s<text:span text:style-name="T10">1</text:span>x<text:span text:style-name="T10">1</text:span>k<text:span text:style-name="T10">1</text:span>), (s<text:span text:style-name="T10">2</text:span>x<text:span text:style-name="T10">2</text:span>k<text:span text:style-name="T10">2</text:span>)...(s<text:span text:style-name="T10">m</text:span>x<text:span text:style-name="T10">m</text:span>k<text:span text:style-name="T10">m</text:span>)</text:p>
      <text:p text:style-name="P10"><text:tab/>s — время начала решения задачи на ВС</text:p>
      <text:p text:style-name="P10"><text:tab/>x = (x<text:span text:style-name="T10">ij</text:span>)— подсистема ЭМ для выполнения ветвей программы, x<text:span text:style-name="T10">ij — </text:span><text:span text:style-name="T16">номер ЭМ для выполнения задачи i ветви j.</text:span></text:p>
      <text:p text:style-name="P10"><text:span text:style-name="T16"/></text:p>
      <text:p text:style-name="P10"><text:span text:style-name="T16"><text:tab/>Время:</text:span></text:p>
      <text:p text:style-name="P11"><text:span text:style-name="T16"><text:tab/>T(S) <text:s/>= max{s</text:span><text:span text:style-name="T12">i</text:span><text:span text:style-name="T16"> + t</text:span><text:span text:style-name="T12">i</text:span><text:span text:style-name="T14">k</text:span><text:span text:style-name="T16">} - &gt; min</text:span></text:p>
      <text:p text:style-name="P6"><text:soft-page-break/><text:span text:style-name="T16">С</text:span><text:span text:style-name="T15">истема управления ресурсами:</text:span></text:p>
      <text:p text:style-name="P13"><text:tab/>torque</text:p>
      <text:p text:style-name="P13"><text:tab/>планировщик — maui</text:p>
      <text:p text:style-name="P13"/>
      <text:p text:style-name="P13">Существует задача выбора наиболее эффективной подсистемы ЭМ для поиска наименьшего времени выполнения задач:</text:p>
      <text:p text:style-name="P13"><text:tab/>ядра на одном процессоре</text:p>
      <text:p text:style-name="P13"><text:tab/>ядра процессора в разных узлах</text:p>
      <text:p text:style-name="P13"><text:tab/>каждое ядро выделено и скоммутировано</text:p>
      <text:p text:style-name="P13">Загрузка узлов должна быть оптимальной.</text:p>
      <text:p text:style-name="P13"/>
      <text:p text:style-name="P11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1:48:34.479941325</meta:creation-date>
    <dc:date>2022-09-07T13:03:56.309176813</dc:date>
    <meta:editing-duration>PT3M20S</meta:editing-duration>
    <meta:editing-cycles>1</meta:editing-cycles>
    <meta:document-statistic meta:table-count="0" meta:image-count="0" meta:object-count="0" meta:page-count="2" meta:paragraph-count="35" meta:word-count="306" meta:character-count="2303" meta:non-whitespace-character-count="2002"/>
    <meta:generator>LibreOffice/7.3.5.2$Linux_X86_64 LibreOffice_project/30$Build-2</meta:generator>
  </office:meta>
</office:document-meta>
</file>